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center" style:justify-single-word="false" style:page-number="auto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Contents_20_Heading" style:master-page-name="Standard">
      <style:paragraph-properties style:page-number="auto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.141cm" style:contextual-spacing="false"/>
    </style:style>
    <style:style style:name="P10" style:family="paragraph" style:parent-style-name="Heading_20_1">
      <style:paragraph-properties fo:margin-top="0cm" fo:margin-bottom="0.141cm" style:contextual-spacing="false" fo:break-before="page"/>
    </style:style>
    <style:style style:name="P11" style:family="paragraph" style:parent-style-name="Heading_20_1" style:master-page-name="Converted3">
      <style:paragraph-properties fo:margin-top="0cm" fo:margin-bottom="0.141cm" style:contextual-spacing="false" style:page-number="auto"/>
    </style:style>
    <style:style style:name="P12" style:family="paragraph" style:parent-style-name="Heading_20_2" style:master-page-name="Converted4">
      <style:paragraph-properties style:page-number="auto"/>
    </style:style>
    <style:style style:name="P13" style:family="paragraph" style:parent-style-name="Heading_20_1" style:master-page-name="Converted5">
      <style:paragraph-properties fo:margin-top="0cm" fo:margin-bottom="0.141cm" style:contextual-spacing="false" style:page-number="auto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paragraph-properties fo:margin-top="0cm" fo:margin-bottom="0.282cm" style:contextual-spacing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Segoe UI Emoji'" style:font-family-generic="swiss" style:font-pitch="variable" style:font-family-asian="'Segoe UI Emoji'" style:font-family-generic-asian="system" style:font-pitch-asian="variable" style:font-family-complex="'Segoe UI Emoji'" style:font-family-generic-complex="system" style:font-pitch-complex="variab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teln mit dem Raspberry Pi Pico</text:p>
      <text:p text:style-name="P2">und MicroPython</text:p>
      <text:p text:style-name="P3">Mikrocontroller programmieren und Elektronik anschließen<text:line-break/>DGhK Ostercamp 2025</text:p>
      <text:p text:style-name="P4" loext:marker-style-name="T1"><text:span text:style-name="T1">Jochen Brinkmann</text:span><text:span text:style-name="T1"/></text:p>
      <text:p text:style-name="Standard"/>
      <text:table-of-content text:style-name="Sect1" text:protected="true" text:name="Inhaltsverzeichnis1">
        <text:table-of-content-source text:outline-level="4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5">Inhaltsverzeichnis</text:p>
          </text:index-title>
          <text:p text:style-name="P6"><text:a xlink:type="simple" xlink:href="#__RefHeading___Toc2648_2638388002" text:style-name="Index_20_Link" text:visited-style-name="Index_20_Link">Einleitung<text:tab/></text:a></text:p>
          <text:p text:style-name="P7"><text:a xlink:type="simple" xlink:href="#__RefHeading___Toc2650_2638388002" text:style-name="Index_20_Link" text:visited-style-name="Index_20_Link">Raspberry Pi Pico vorbereiten und anschließen<text:tab/></text:a></text:p>
          <text:p text:style-name="P8"><text:a xlink:type="simple" xlink:href="#__RefHeading___Toc2652_2638388002" text:style-name="Index_20_Link" text:visited-style-name="Index_20_Link">Das Starter-Kit<text:tab/></text:a></text:p>
          <text:p text:style-name="P8"><text:a xlink:type="simple" xlink:href="#__RefHeading___Toc2654_2638388002" text:style-name="Index_20_Link" text:visited-style-name="Index_20_Link">Pico auf Breadboard befestigen und anschließen<text:tab/></text:a></text:p>
          <text:p text:style-name="P8"><text:a xlink:type="simple" xlink:href="#__RefHeading___Toc2656_2638388002" text:style-name="Index_20_Link" text:visited-style-name="Index_20_Link">Thonny (Entwicklungsumgebung) einrichten und Pico aktualisieren<text:tab/></text:a></text:p>
          <text:p text:style-name="P6"><text:a xlink:type="simple" xlink:href="#__RefHeading___Toc2658_2638388002" text:style-name="Index_20_Link" text:visited-style-name="Index_20_Link">Ansteuern und messen<text:tab/>4</text:a></text:p>
          <text:p text:style-name="P7"><text:a xlink:type="simple" xlink:href="#__RefHeading___Toc2660_2638388002" text:style-name="Index_20_Link" text:visited-style-name="Index_20_Link">LEDs ansteuern<text:tab/>4</text:a></text:p>
          <text:p text:style-name="P8"><text:a xlink:type="simple" xlink:href="#__RefHeading___Toc2662_2638388002" text:style-name="Index_20_Link" text:visited-style-name="Index_20_Link">Einzelne LEDs ansteuern<text:tab/>4</text:a></text:p>
          <text:p text:style-name="P8"><text:a xlink:type="simple" xlink:href="#__RefHeading___Toc2664_2638388002" text:style-name="Index_20_Link" text:visited-style-name="Index_20_Link">LED-Leiste ansteuern<text:tab/>4</text:a></text:p>
          <text:p text:style-name="P7"><text:a xlink:type="simple" xlink:href="#__RefHeading___Toc2666_2638388002" text:style-name="Index_20_Link" text:visited-style-name="Index_20_Link">Taster abfragen<text:tab/>4</text:a></text:p>
          <text:p text:style-name="P8"><text:a xlink:type="simple" xlink:href="#__RefHeading___Toc2668_2638388002" text:style-name="Index_20_Link" text:visited-style-name="Index_20_Link">Grundlegende Ansteuerung<text:tab/>4</text:a></text:p>
          <text:p text:style-name="P8"><text:a xlink:type="simple" xlink:href="#__RefHeading___Toc2670_2638388002" text:style-name="Index_20_Link" text:visited-style-name="Index_20_Link">Taster entprellen<text:tab/>4</text:a></text:p>
          <text:p text:style-name="P7"><text:a xlink:type="simple" xlink:href="#__RefHeading___Toc2672_2638388002" text:style-name="Index_20_Link" text:visited-style-name="Index_20_Link">LCD-Display ansteuern (über I2C)<text:tab/>4</text:a></text:p>
          <text:p text:style-name="P7"><text:a xlink:type="simple" xlink:href="#__RefHeading___Toc2674_2638388002" text:style-name="Index_20_Link" text:visited-style-name="Index_20_Link">Potentiometer abfragen<text:tab/>4</text:a></text:p>
          <text:p text:style-name="P7"><text:a xlink:type="simple" xlink:href="#__RefHeading___Toc2676_2638388002" text:style-name="Index_20_Link" text:visited-style-name="Index_20_Link">Helligkeit und Temperatur<text:tab/>4</text:a></text:p>
          <text:p text:style-name="P8"><text:a xlink:type="simple" xlink:href="#__RefHeading___Toc2678_2638388002" text:style-name="Index_20_Link" text:visited-style-name="Index_20_Link">Helligkeit messen (Photoresistor)<text:tab/>4</text:a></text:p>
          <text:p text:style-name="P8"><text:a xlink:type="simple" xlink:href="#__RefHeading___Toc2680_2638388002" text:style-name="Index_20_Link" text:visited-style-name="Index_20_Link">Temperatur messen (Thermistor)<text:tab/>4</text:a></text:p>
          <text:p text:style-name="P7"><text:a xlink:type="simple" xlink:href="#__RefHeading___Toc2682_2638388002" text:style-name="Index_20_Link" text:visited-style-name="Index_20_Link">Infrarot Sensor (Bewegungsmelder)<text:tab/>4</text:a></text:p>
          <text:p text:style-name="P7"><text:a xlink:type="simple" xlink:href="#__RefHeading___Toc2684_2638388002" text:style-name="Index_20_Link" text:visited-style-name="Index_20_Link">Hindernisse erkennen (Obstacle Avoidance Module)<text:tab/></text:a></text:p>
          <text:p text:style-name="P6"><text:a xlink:type="simple" xlink:href="#__RefHeading___Toc2686_2638388002" text:style-name="Index_20_Link" text:visited-style-name="Index_20_Link">Ergänzende Tipps<text:tab/></text:a></text:p>
          <text:p text:style-name="P7"><text:a xlink:type="simple" xlink:href="#__RefHeading___Toc2688_2638388002" text:style-name="Index_20_Link" text:visited-style-name="Index_20_Link">Betrieb des Raspberry PI Pico ohne Rechner (Standalone-Betrieb)<text:tab/></text:a></text:p>
          <text:p text:style-name="P8"><text:a xlink:type="simple" xlink:href="#__RefHeading___Toc2690_2638388002" text:style-name="Index_20_Link" text:visited-style-name="Index_20_Link">Stromversorgung<text:tab/></text:a></text:p>
          <text:p text:style-name="P8"><text:a xlink:type="simple" xlink:href="#__RefHeading___Toc2692_2638388002" text:style-name="Index_20_Link" text:visited-style-name="Index_20_Link">Programmcode automatisch beim Einschalten starten<text:tab/></text:a></text:p>
          <text:p text:style-name="P8"><text:a xlink:type="simple" xlink:href="#__RefHeading___Toc2694_2638388002" text:style-name="Index_20_Link" text:visited-style-name="Index_20_Link">Strom sparen<text:tab/></text:a></text:p>
          <text:p text:style-name="P6"><text:a xlink:type="simple" xlink:href="#__RefHeading___Toc2696_2638388002" text:style-name="Index_20_Link" text:visited-style-name="Index_20_Link">Literatur und Links<text:tab/>6</text:a></text:p>
        </text:index-body>
      </text:table-of-content>
      <text:h text:style-name="P9" text:outline-level="1"/>
      <text:h text:style-name="P10" text:outline-level="1"><text:bookmark-start text:name="__RefHeading___Toc2648_2638388002"/><text:bookmark-start text:name="_Toc195110746"/>Einleitung<text:bookmark-end text:name="__RefHeading___Toc2648_2638388002"/><text:bookmark-end text:name="_Toc195110746"/></text:h>
      <text:h text:style-name="Heading_20_2" text:outline-level="2"><text:bookmark-start text:name="__RefHeading___Toc2650_2638388002"/>Raspberry Pi Pico vorbereiten und anschließen<text:bookmark-end text:name="__RefHeading___Toc2650_2638388002"/></text:h>
      <text:h text:style-name="Heading_20_3" text:outline-level="3"><text:bookmark-start text:name="__RefHeading___Toc2652_2638388002"/>Das Starter-Kit<text:bookmark-end text:name="__RefHeading___Toc2652_2638388002"/></text:h>
      <text:p text:style-name="Standard"/>
      <text:h text:style-name="Heading_20_3" text:outline-level="3"><text:bookmark-start text:name="__RefHeading___Toc2654_2638388002"/>Pico auf Breadboard befestigen und anschließen<text:bookmark-end text:name="__RefHeading___Toc2654_2638388002"/></text:h>
      <text:p text:style-name="Standard"/>
      <text:h text:style-name="Heading_20_3" text:outline-level="3"><text:bookmark-start text:name="__RefHeading___Toc2656_2638388002"/>Thonny (Entwicklungsumgebung) einrichten und Pico aktualisieren<text:bookmark-end text:name="__RefHeading___Toc2656_2638388002"/></text:h>
      <text:p text:style-name="Standard"/>
      <text:p text:style-name="Standard"/>
      <text:p text:style-name="Standard"/>
      <text:p text:style-name="Standard"/>
      <text:h text:style-name="P11" text:outline-level="1"><text:bookmark-start text:name="__RefHeading___Toc2658_2638388002"/><text:bookmark-start text:name="_Toc195110747"/>Ansteuern und messen<text:bookmark-end text:name="__RefHeading___Toc2658_2638388002"/><text:bookmark-end text:name="_Toc195110747"/></text:h>
      <text:h text:style-name="Heading_20_2" text:outline-level="2"><text:bookmark-start text:name="__RefHeading___Toc2660_2638388002"/><text:bookmark-start text:name="_Toc195110748"/>LEDs ansteuern<text:bookmark-end text:name="__RefHeading___Toc2660_2638388002"/><text:bookmark-end text:name="_Toc195110748"/></text:h>
      <text:h text:style-name="Heading_20_3" text:outline-level="3"><text:bookmark-start text:name="__RefHeading___Toc2662_2638388002"/><text:bookmark-start text:name="_Toc195110749"/>Einzelne LEDs ansteuern<text:bookmark-end text:name="__RefHeading___Toc2662_2638388002"/><text:bookmark-end text:name="_Toc195110749"/></text:h>
      <text:p text:style-name="Standard"/>
      <text:h text:style-name="Heading_20_3" text:outline-level="3"><text:bookmark-start text:name="__RefHeading___Toc2664_2638388002"/><text:bookmark-start text:name="_Toc195110750"/>LED-Leiste ansteuern<text:bookmark-end text:name="__RefHeading___Toc2664_2638388002"/><text:bookmark-end text:name="_Toc195110750"/></text:h>
      <text:p text:style-name="Standard"/>
      <text:h text:style-name="Heading_20_2" text:outline-level="2"><text:bookmark-start text:name="__RefHeading___Toc2666_2638388002"/><text:bookmark-start text:name="_Toc195110751"/>Taster abfragen<text:bookmark-end text:name="__RefHeading___Toc2666_2638388002"/><text:bookmark-end text:name="_Toc195110751"/></text:h>
      <text:h text:style-name="Heading_20_3" text:outline-level="3"><text:bookmark-start text:name="__RefHeading___Toc2668_2638388002"/><text:bookmark-start text:name="_Toc195110752"/>Grundlegende Ansteuerung<text:bookmark-end text:name="__RefHeading___Toc2668_2638388002"/><text:bookmark-end text:name="_Toc195110752"/></text:h>
      <text:p text:style-name="Standard"/>
      <text:h text:style-name="Heading_20_3" text:outline-level="3"><text:bookmark-start text:name="__RefHeading___Toc2670_2638388002"/><text:bookmark-start text:name="_Toc195110753"/>Taster entprellen<text:bookmark-end text:name="__RefHeading___Toc2670_2638388002"/><text:bookmark-end text:name="_Toc195110753"/></text:h>
      <text:p text:style-name="Standard"/>
      <text:h text:style-name="Heading_20_2" text:outline-level="2"><text:bookmark-start text:name="__RefHeading___Toc2672_2638388002"/><text:bookmark-start text:name="_Toc195110754"/>LCD-Display ansteuern (über I2C)<text:bookmark-end text:name="__RefHeading___Toc2672_2638388002"/><text:bookmark-end text:name="_Toc195110754"/></text:h>
      <text:p text:style-name="Standard"/>
      <text:h text:style-name="Heading_20_2" text:outline-level="2"><text:bookmark-start text:name="__RefHeading___Toc2674_2638388002"/><text:bookmark-start text:name="_Toc195110755"/>Potentiometer abfragen<text:bookmark-end text:name="__RefHeading___Toc2674_2638388002"/><text:bookmark-end text:name="_Toc195110755"/></text:h>
      <text:p text:style-name="Standard"/>
      <text:h text:style-name="Heading_20_2" text:outline-level="2"><text:bookmark-start text:name="__RefHeading___Toc2676_2638388002"/><text:bookmark-start text:name="_Toc195110756"/>Helligkeit und Temperatur<text:bookmark-end text:name="__RefHeading___Toc2676_2638388002"/><text:bookmark-end text:name="_Toc195110756"/></text:h>
      <text:h text:style-name="Heading_20_3" text:outline-level="3"><text:bookmark-start text:name="__RefHeading___Toc2678_2638388002"/><text:bookmark-start text:name="_Toc195110757"/>Helligkeit messen (Photoresistor)<text:bookmark-end text:name="__RefHeading___Toc2678_2638388002"/><text:bookmark-end text:name="_Toc195110757"/></text:h>
      <text:p text:style-name="Standard"/>
      <text:h text:style-name="Heading_20_3" text:outline-level="3"><text:bookmark-start text:name="__RefHeading___Toc2680_2638388002"/><text:bookmark-start text:name="_Toc195110758"/>Temperatur messen (Thermistor)<text:bookmark-end text:name="__RefHeading___Toc2680_2638388002"/><text:bookmark-end text:name="_Toc195110758"/></text:h>
      <text:p text:style-name="Standard"/>
      <text:h text:style-name="Heading_20_2" text:outline-level="2"><text:bookmark-start text:name="__RefHeading___Toc2682_2638388002"/><text:bookmark-start text:name="_Toc195110759"/>Infrarot Sensor (Bewegungsmelder)<text:bookmark-end text:name="__RefHeading___Toc2682_2638388002"/><text:bookmark-end text:name="_Toc195110759"/></text:h>
      <text:h text:style-name="P12" text:outline-level="2"><text:bookmark-start text:name="__RefHeading___Toc2684_2638388002"/><text:bookmark-start text:name="_Toc195110760"/>Hindernisse erkennen (Obstacle Avoidance Module)<text:bookmark-end text:name="__RefHeading___Toc2684_2638388002"/><text:bookmark-end text:name="_Toc195110760"/></text:h>
      <text:p text:style-name="Standard"/>
      <text:h text:style-name="Heading_20_1" text:outline-level="1"><text:bookmark-start text:name="__RefHeading___Toc2686_2638388002"/><text:bookmark-start text:name="_Toc195110761"/>Ergänzende Tipps<text:bookmark-end text:name="__RefHeading___Toc2686_2638388002"/><text:bookmark-end text:name="_Toc195110761"/></text:h>
      <text:h text:style-name="Heading_20_2" text:outline-level="2"><text:bookmark-start text:name="__RefHeading___Toc2688_2638388002"/><text:bookmark-start text:name="_Toc195110762"/>Betrieb des Raspberry PI Pico ohne Rechner (Standalone-Betrieb)<text:bookmark-end text:name="__RefHeading___Toc2688_2638388002"/><text:bookmark-end text:name="_Toc195110762"/></text:h>
      <text:h text:style-name="Heading_20_3" text:outline-level="3"><text:bookmark-start text:name="__RefHeading___Toc2690_2638388002"/><text:bookmark-start text:name="_Toc195110763"/>Stromversorgung<text:bookmark-end text:name="__RefHeading___Toc2690_2638388002"/><text:bookmark-end text:name="_Toc195110763"/></text:h>
      <text:p text:style-name="Standard"/>
      <text:h text:style-name="Heading_20_3" text:outline-level="3"><text:bookmark-start text:name="__RefHeading___Toc2692_2638388002"/><text:bookmark-start text:name="_Toc195110764"/>Programmcode automatisch beim Einschalten starten<text:bookmark-end text:name="__RefHeading___Toc2692_2638388002"/><text:bookmark-end text:name="_Toc195110764"/></text:h>
      <text:p text:style-name="Standard"/>
      <text:h text:style-name="Heading_20_3" text:outline-level="3"><text:bookmark-start text:name="__RefHeading___Toc2694_2638388002"/><text:bookmark-start text:name="_Toc195110765"/>Strom sparen<text:bookmark-end text:name="__RefHeading___Toc2694_2638388002"/><text:bookmark-end text:name="_Toc195110765"/></text:h>
      <text:p text:style-name="Standard"/>
      <text:p text:style-name="Standard"/>
      <text:h text:style-name="P13" text:outline-level="1"><text:bookmark-start text:name="__RefHeading___Toc2696_2638388002"/><text:bookmark-start text:name="_Toc195110766"/>Literatur und Links<text:bookmark-end text:name="__RefHeading___Toc2696_2638388002"/><text:bookmark-end text:name="_Toc195110766"/></text:h>
      <text:list text:style-name="WWNum1">
        <text:list-item>
          <text:p text:style-name="P14"><text:a xlink:type="simple" xlink:href="https://projects.raspberrypi.org/en/projects/introduction-to-the-pico" text:style-name="Internet_20_link" text:visited-style-name="Visited_20_Internet_20_Link"><text:span text:style-name="Internet_20_link">https://projects.raspberrypi.org/en/projects/introduction-to-the-pico</text:span></text:a> - englischsprachige Website der Raspberry Pi Foundation, der Entwickler des Pico, mit allen notwendigen Infos um mit dem Pico durchzustarten</text:p>
        </text:list-item>
        <text:list-item>
          <text:p text:style-name="P14"><text:a xlink:type="simple" xlink:href="https://www.elektronik-kompendium.de/" text:style-name="Internet_20_link" text:visited-style-name="Visited_20_Internet_20_Link"><text:span text:style-name="Internet_20_link"><text:span text:style-name="T1">https://www.elektronik-kompendium.de/</text:span></text:span></text:a><text:span text:style-name="Internet_20_link"><text:span text:style-name="T1"><text:line-break/></text:span></text:span>insbesondere die spezifische Seite zum Raspberry Pi Pico:<text:line-break/><text:a xlink:type="simple" xlink:href="https://www.elektronik-kompendium.de/sites/raspberry-pi/pico.htm" text:style-name="Internet_20_link" text:visited-style-name="Visited_20_Internet_20_Link"><text:span text:style-name="Internet_20_link"><text:span text:style-name="T1">https://www.elektronik-kompendium.de/sites/raspberry-pi/pico.htm</text:span></text:span></text:a> <text:line-break/>- exzellente, deutschsprachige Website mit tiefgehenden Erklärungen zum Pico, den verwendeten elektronischen Bauteilen, der dazugehörigen Programmierung, sowie Elektronik im Allgemeinen <text:span text:style-name="T2">👍</text:span></text:p>
        </text:list-item>
        <text:list-item>
          <text:p text:style-name="P15"><text:span text:style-name="T1">Raspberry Pi Kompendium – Linux, Programmierung und Projekte</text:span>, Sebastian Pohl, BMU Verlag 2021 – ein umfassendes Buch zum großen Bruder des Pico dem Raspberry Pi. Nicht mehr aktuell, aber sehr umfassend erklärt – und vieles passt auch immer noch auf den P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ans1" fo:font-family="'Liberation Sans'" style:font-style-name="Standard" style:font-family-generic="swiss" style:font-pitch="variable" fo:font-size="12pt" fo:language="de" fo:country="DE" style:letter-kerning="true" style:font-name-asian="Aptos1" style:font-family-asian="Aptos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Liberation Sans1" fo:font-family="'Liberation Sans'" style:font-style-name="Standard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Liberation Sans1" fo:font-family="'Liberation Sans'" style:font-style-name="Standard" style:font-family-generic="swiss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erzeichnis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Liberation Sans1" fo:font-family="'Liberation Sans'" style:font-style-name="Standard" style:font-family-generic="swiss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Überschrift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font-size="16pt" style:letter-kerning="false" style:font-size-asian="16pt" style:language-asian="de" style:country-asian="D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0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01cm" style:contextual-spacing="false" fo:line-height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 fo:line-height="100%"/>
    </style:style>
    <style:style style:name="Vorformatierter_20_Text" style:display-name="Vorformatierter Text" style:family="paragraph" style:parent-style-name="Standard">
      <style:paragraph-properties fo:margin-top="0cm" fo:margin-bottom="0cm" style:contextual-spacing="false"/>
      <style:text-properties style:font-name="Liberation Mono2" fo:font-family="'Liberation Mono'" style:font-style-name="Standard" style:font-family-generic="modern" style:font-pitch="fixed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Kopf-_2f_Fußzeile" style:display-name="Kopf-/Fußzeile" style:family="paragraph" style:parent-style-name="Standard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Kopf-_2f_Fußzeile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erzeichnissprung" style:family="text"/>
    <style:style style:name="ListLabel_20_1" style:display-name="ListLabel 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eine_20_Liste" style:display-name="Kein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3" style:page-layout-name="Mpm2" draw:style-name="Mdp1"/>
    <style:master-page style:name="Converted4" style:page-layout-name="Mpm1" draw:style-name="Mdp1"/>
    <style:master-page style:name="Converted5" style:page-layout-name="Mpm2" draw:style-name="Mdp1"/>
    <style:master-page style:name="First_20_Page" style:display-name="First Page" style:page-layout-name="Mpm3" draw:style-name="Mdp1" style:next-style-name="Index"/>
    <style:master-page style:name="Index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4T10:00:00</meta:creation-date>
    <meta:initial-creator>Jochen Brinkmann</meta:initial-creator>
    <dc:language>de-DE</dc:language>
    <dc:date>2025-04-11T19:22:52.103473200</dc:date>
    <meta:editing-cycles>27</meta:editing-cycles>
    <meta:editing-duration>PT30M10S</meta:editing-duration>
    <meta:generator>LibreOffice/25.2.2.2$Windows_AARCH64 LibreOffice_project/7370d4be9e3cf6031a51beef54ff3bda878e3fac</meta:generator>
    <meta:document-statistic meta:table-count="0" meta:image-count="0" meta:object-count="0" meta:page-count="6" meta:paragraph-count="58" meta:word-count="289" meta:character-count="2435" meta:non-whitespace-character-count="2192"/>
    <meta:user-defined meta:name="AppVersion">15.0000</meta:user-defined>
    <meta:template xlink:type="simple" xlink:actuate="onRequest" xlink:title="Normal" xlink:href=""/>
  </office:meta>
</office:document-meta>
</file>